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  <style:font-face style:name="Verdana1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outline1">
      <style:graphic-properties fo:min-height="9.135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r8" style:family="presentation" style:parent-style-name="Standard-outline1" style:list-style-name="L2">
      <style:graphic-properties fo:min-height="9.135cm"/>
      <style:paragraph-properties style:writing-mode="lr-tb"/>
    </style:style>
    <style:style style:name="pr9" style:family="presentation" style:parent-style-name="Blueprint_20_Plans-title" style:list-style-name="L2">
      <style:graphic-properties draw:auto-grow-height="true" fo:min-height="8.681cm"/>
      <style:paragraph-properties style:writing-mode="lr-tb"/>
    </style:style>
    <style:style style:name="pr10" style:family="presentation" style:parent-style-name="Blueprint_20_Plans-title" style:list-style-name="L2">
      <style:graphic-properties draw:auto-grow-height="true" fo:min-height="8.681cm"/>
      <style:paragraph-properties style:writing-mode="lr-tb"/>
    </style:style>
    <style:style style:name="pr11" style:family="presentation" style:parent-style-name="Standard-outline1" style:list-style-name="L2">
      <style:graphic-properties fo:min-height="9.135cm"/>
      <style:paragraph-properties style:writing-mode="lr-tb"/>
    </style:style>
    <style:style style:name="pr12" style:family="presentation" style:parent-style-name="Blueprint_20_Plans-title" style:list-style-name="L2">
      <style:graphic-properties draw:auto-grow-height="true" fo:min-height="8.681cm"/>
      <style:paragraph-properties style:writing-mode="lr-tb"/>
    </style:style>
    <style:style style:name="pr13" style:family="presentation" style:parent-style-name="Blueprint_20_Plans-title" style:list-style-name="L2">
      <style:graphic-properties draw:auto-grow-height="true" fo:min-height="8.681cm"/>
      <style:paragraph-properties style:writing-mode="lr-tb"/>
    </style:style>
    <style:style style:name="pr14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  <style:text-properties fo:language="pt" fo:country="BR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fo:language="pt" fo:country="BR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language="pt" fo:country="BR"/>
    </style:style>
    <style:style style:name="P4" style:family="paragraph">
      <style:paragraph-properties fo:margin-left="0cm" fo:margin-right="0cm" fo:text-align="center" fo:text-indent="0cm" style:writing-mode="lr-tb"/>
      <style:text-properties fo:language="pt" fo:country="BR"/>
    </style:style>
    <style:style style:name="P5" style:family="paragraph">
      <style:text-properties fo:language="pt" fo:country="BR"/>
    </style:style>
    <style:style style:name="P6" style:family="paragraph">
      <loext:graphic-properties draw:fill="none" draw:fill-color="#ffffff"/>
      <style:paragraph-properties style:writing-mode="lr-tb"/>
      <style:text-properties fo:color="#000000" loext:opacity="100%" fo:font-size="20pt" fo:language="pt" fo:country="BR" style:font-size-asian="20pt" style:font-size-complex="20pt"/>
    </style:style>
    <style:style style:name="P7" style:family="paragraph">
      <style:paragraph-properties fo:text-align="start"/>
      <style:text-properties fo:language="pt" fo:country="BR"/>
    </style:style>
    <style:style style:name="P8" style:family="paragraph">
      <loext:graphic-properties draw:fill="none" draw:fill-color="#ffffff"/>
      <style:paragraph-properties style:writing-mode="lr-tb"/>
      <style:text-properties fo:color="#000000" loext:opacity="100%" fo:language="pt" fo:country="BR"/>
    </style:style>
    <style:style style:name="P9" style:family="paragraph">
      <style:paragraph-properties fo:text-align="center"/>
      <style:text-properties fo:language="pt" fo:country="BR"/>
    </style:style>
    <style:style style:name="P10" style:family="paragraph">
      <style:paragraph-properties fo:margin-left="0cm" fo:margin-right="0cm" fo:margin-top="0.374cm" fo:margin-bottom="0cm" fo:text-align="start" fo:text-indent="0cm"/>
      <style:text-properties fo:language="pt" fo:country="BR"/>
    </style:style>
    <style:style style:name="P11" style:family="paragraph">
      <style:paragraph-properties fo:text-align="center"/>
      <style:text-properties fo:color="#000000" loext:opacity="100%" fo:font-size="20pt" fo:language="pt" fo:country="BR" style:font-size-asian="20pt" style:font-size-complex="20pt"/>
    </style:style>
    <style:style style:name="P12" style:family="paragraph">
      <loext:graphic-properties draw:fill="none" draw:fill-color="#ffffff"/>
      <style:paragraph-properties fo:text-align="center"/>
      <style:text-properties fo:color="#000000" loext:opacity="100%" fo:font-size="20pt" fo:language="pt" fo:country="BR" style:font-size-asian="20pt" style:font-size-complex="20pt"/>
    </style:style>
    <style:style style:name="P13" style:family="paragraph">
      <loext:graphic-properties draw:fill-color="#ffffff"/>
      <style:text-properties fo:language="pt" fo:country="BR"/>
    </style:style>
    <style:style style:name="P14" style:family="paragraph">
      <style:paragraph-properties fo:margin-left="0cm" fo:margin-right="0cm" fo:text-align="center" fo:text-indent="0cm" style:writing-mode="lr-tb"/>
      <style:text-properties fo:font-size="40pt" fo:language="pt" fo:country="BR" style:font-size-asian="24pt" style:font-size-complex="24pt" style:font-relief="embossed"/>
    </style:style>
    <style:style style:name="P15" style:family="paragraph">
      <loext:graphic-properties draw:fill-color="#ffffff"/>
      <style:paragraph-properties style:writing-mode="lr-tb"/>
      <style:text-properties fo:font-size="20pt" fo:language="pt" fo:country="BR"/>
    </style:style>
    <style:style style:name="P16" style:family="paragraph">
      <style:paragraph-properties fo:margin-left="0cm" fo:margin-right="0cm" fo:margin-top="0.374cm" fo:margin-bottom="0cm" fo:line-height="100%" fo:text-align="center" fo:text-indent="0cm"/>
      <style:text-properties fo:font-size="20pt" fo:language="pt" fo:country="BR" style:font-size-asian="20pt" style:font-size-complex="20pt"/>
    </style:style>
    <style:style style:name="P17" style:family="paragraph">
      <loext:graphic-properties draw:fill="none" draw:fill-color="#ffffff"/>
      <style:paragraph-properties fo:margin-left="0cm" fo:margin-right="0cm" fo:margin-top="0.374cm" fo:margin-bottom="0cm" fo:line-height="100%" fo:text-align="center" fo:text-indent="0cm" style:writing-mode="lr-tb"/>
      <style:text-properties fo:color="#000000" loext:opacity="100%" fo:font-size="20pt" fo:language="pt" fo:country="BR" style:font-size-asian="20pt" style:font-size-complex="20pt"/>
    </style:style>
    <style:style style:name="P18" style:family="paragraph">
      <style:paragraph-properties fo:text-align="start"/>
      <style:text-properties fo:color="#000000" loext:opacity="100%" fo:font-size="20pt" fo:language="pt" fo:country="BR" style:font-size-asian="20pt" style:font-size-complex="20pt"/>
    </style:style>
    <style:style style:name="P19" style:family="paragraph">
      <loext:graphic-properties draw:fill="none" draw:fill-color="#ffffff"/>
      <style:paragraph-properties fo:text-align="start"/>
      <style:text-properties fo:color="#000000" loext:opacity="100%" fo:font-size="20pt" fo:language="pt" fo:country="BR" style:font-size-asian="20pt" style:font-size-complex="20pt"/>
    </style:style>
    <style:style style:name="P20" style:family="paragraph">
      <style:paragraph-properties fo:margin-left="0cm" fo:margin-right="0cm" fo:margin-top="0.374cm" fo:margin-bottom="0cm" fo:line-height="100%" fo:text-align="center" fo:text-indent="0cm"/>
      <style:text-properties fo:language="pt" fo:country="BR"/>
    </style:style>
    <style:style style:name="P21" style:family="paragraph">
      <style:text-properties fo:color="#000000" loext:opacity="100%" fo:font-size="20pt" fo:language="pt" fo:country="BR" style:font-size-asian="20pt" style:font-size-complex="20pt"/>
    </style:style>
    <style:style style:name="P22" style:family="paragraph">
      <style:paragraph-properties fo:margin-left="0cm" fo:margin-right="0cm" fo:margin-top="0.374cm" fo:margin-bottom="0cm" fo:line-height="100%" fo:text-align="center" fo:text-indent="0cm"/>
      <style:text-properties fo:font-size="20pt" fo:language="pt" fo:country="BR"/>
    </style:style>
    <style:style style:name="P23" style:family="paragraph">
      <style:paragraph-properties fo:text-align="start"/>
      <style:text-properties fo:color="#000000" loext:opacity="100%" fo:font-size="18pt" fo:language="pt" fo:country="BR"/>
    </style:style>
    <style:style style:name="P24" style:family="paragraph">
      <loext:graphic-properties draw:fill="none" draw:fill-color="#ffffff"/>
      <style:paragraph-properties fo:text-align="start"/>
      <style:text-properties fo:color="#000000" loext:opacity="100%" fo:font-size="18pt" fo:language="pt" fo:country="BR"/>
    </style:style>
    <style:style style:name="P25" style:family="paragraph">
      <style:paragraph-properties fo:margin-left="0cm" fo:margin-right="0cm" fo:margin-top="0.374cm" fo:margin-bottom="0cm" fo:text-indent="0cm"/>
      <style:text-properties fo:language="pt" fo:country="BR"/>
    </style:style>
    <style:style style:name="P26" style:family="paragraph">
      <style:paragraph-properties fo:margin-left="0cm" fo:margin-right="0cm" fo:margin-top="0.374cm" fo:margin-bottom="0cm" fo:text-align="center" fo:text-indent="0cm"/>
      <style:text-properties fo:language="pt" fo:country="BR" fo:font-style="italic" style:font-style-asian="italic" style:font-style-complex="italic"/>
    </style:style>
    <style:style style:name="P27" style:family="paragraph">
      <loext:graphic-properties draw:fill-color="#ffffff"/>
      <style:text-properties fo:font-size="20pt" fo:language="pt" fo:country="BR"/>
    </style:style>
    <style:style style:name="P28" style:family="paragraph">
      <style:paragraph-properties fo:margin-left="0cm" fo:margin-right="0cm" fo:margin-top="0.374cm" fo:margin-bottom="0cm" fo:line-height="100%" fo:text-align="justify" fo:text-indent="0cm"/>
      <style:text-properties fo:font-size="44pt" fo:language="pt" fo:country="BR"/>
    </style:style>
    <style:style style:name="P29" style:family="paragraph">
      <style:paragraph-properties fo:margin-left="0cm" fo:margin-right="0cm" fo:margin-top="0.374cm" fo:margin-bottom="0cm" fo:line-height="100%" fo:text-align="justify" fo:text-indent="0cm" style:writing-mode="lr-tb"/>
      <style:text-properties fo:font-size="44pt" fo:language="pt" fo:country="BR" style:font-size-asian="24pt" style:font-size-complex="24pt" style:font-relief="embossed"/>
    </style:style>
    <style:style style:name="P30" style:family="paragraph">
      <style:paragraph-properties fo:margin-left="0cm" fo:margin-right="0cm" fo:margin-top="0.374cm" fo:margin-bottom="0cm" fo:line-height="100%" fo:text-align="center" fo:text-indent="0cm"/>
      <style:text-properties fo:font-size="44pt" fo:language="pt" fo:country="BR"/>
    </style:style>
    <style:style style:name="P31" style:family="paragraph">
      <style:paragraph-properties fo:margin-left="0cm" fo:margin-right="0cm" fo:margin-top="0.374cm" fo:margin-bottom="0cm" fo:line-height="100%" fo:text-align="center" fo:text-indent="0cm" style:writing-mode="lr-tb"/>
      <style:text-properties fo:font-size="44pt" fo:language="pt" fo:country="BR" style:font-size-asian="24pt" style:font-size-complex="24pt" style:font-relief="embossed"/>
    </style:style>
    <style:style style:name="P32" style:family="paragraph">
      <style:paragraph-properties fo:margin-left="0cm" fo:margin-right="0cm" fo:margin-top="0.374cm" fo:margin-bottom="0cm" fo:text-align="center" fo:text-indent="0cm"/>
      <style:text-properties fo:language="pt" fo:country="BR"/>
    </style:style>
    <style:style style:name="P33" style:family="paragraph">
      <style:paragraph-properties fo:text-align="start" style:writing-mode="lr-tb"/>
      <style:text-properties fo:language="pt" fo:country="BR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color="#000000" loext:opacity="100%" fo:font-size="20pt" style:font-size-asian="20pt" style:font-size-complex="20pt"/>
    </style:style>
    <style:style style:name="T3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loext:opacity="100%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2" style:font-name-asian="Liberation Sans2" style:font-name-complex="Liberation Sans2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color="#ffffff" loext:opacity="100%" fo:font-size="40pt" style:font-size-asian="24pt" style:font-size-complex="24pt" style:font-relief="embossed"/>
    </style:style>
    <style:style style:name="T11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2" fo:font-weight="normal" style:font-name-asian="Liberation Sans2" style:font-weight-asian="normal" style:font-name-complex="Liberation Sans2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Liberation Sans2" style:font-size-asian="24pt" style:font-style-asian="normal" style:font-weight-asian="normal" style:font-name-complex="Liberation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italic" fo:text-shadow="none" style:text-underline-style="none" fo:font-weight="normal" style:letter-kerning="true" fo:background-color="transparent" style:font-name-asian="Liberation Sans2" style:font-size-asian="24pt" style:font-style-asian="italic" style:font-weight-asian="normal" style:font-name-complex="Liberation San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2" fo:font-style="italic" fo:font-weight="normal" style:font-name-asian="Liberation Sans2" style:font-style-asian="italic" style:font-weight-asian="normal" style:font-name-complex="Liberation Sans2" style:font-style-complex="italic" style:font-weight-complex="normal"/>
    </style:style>
    <style:style style:name="T17" style:family="text">
      <style:text-properties fo:color="#000000" loext:opacity="100%" style:font-name="Liberation Sans2" fo:font-size="44pt" fo:font-weight="normal" style:font-name-asian="Liberation Sans2" style:font-weight-asian="normal" style:font-name-complex="Liberation Sans2" style:font-weight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>
          <draw:text-box>
            <text:p xml:id="id1" text:id="id1" text:style-name="P1">Lógica matemática</text:p>
          </draw:text-box>
        </draw:frame>
        <draw:frame presentation:style-name="pr2" draw:text-style-name="P2" draw:layer="layout" svg:width="25.199cm" svg:height="7.65cm" svg:x="1.5cm" svg:y="4.45cm" presentation:class="subtitle" presentation:user-transformed="true">
          <draw:text-box>
            <text:p xml:id="id2" text:id="id2" text:style-name="P1"><text:span text:style-name="T1">A programação é, como eu gosto de dizer, “lógica aplicada”.</text:span></text:p>
            <text:p xml:id="id3" text:id="id3" text:style-name="P1"><text:span text:style-name="T1">As funções como if/else, while/do-while etc, recebem como parametro uma proposição e executam uma tarefa se/enquanto essa proposição for verdadeira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1T0">
        <office:forms form:automatic-focus="false" form:apply-design-mode="false"/>
        <draw:frame presentation:style-name="pr1" draw:text-style-name="P4" draw:layer="layout" svg:width="25.199cm" svg:height="3.6cm" svg:x="1.4cm" svg:y="5.5cm" presentation:class="title" presentation:user-transformed="true">
          <draw:text-box>
            <text:p xml:id="id4" text:id="id4" text:style-name="P4"><text:span text:style-name="T1">Mas afinal o que é uma proposição?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9.599cm" svg:height="1cm" svg:x="1.901cm" svg:y="8.1cm" presentation:class="outline" presentation:user-transformed="true">
          <draw:text-box>
            <text:list text:style-name="L2">
              <text:list-header>
                <text:p xml:id="id6" text:id="id6" text:style-name="P5">João foi à praia</text:p>
              </text:list-header>
            </text:list>
          </draw:text-box>
        </draw:frame>
        <draw:frame presentation:style-name="pr4" draw:text-style-name="P1" draw:layer="layout" svg:width="3.498cm" svg:height="1cm" svg:x="11.502cm" svg:y="8cm" presentation:class="outline" presentation:user-transformed="true">
          <draw:text-box>
            <text:list text:style-name="L2">
              <text:list-header>
                <text:p xml:id="id7" text:id="id7" text:style-name="P5">5&gt;0</text:p>
              </text:list-header>
            </text:list>
          </draw:text-box>
        </draw:frame>
        <draw:frame presentation:style-name="pr4" draw:text-style-name="P1" draw:layer="layout" svg:width="7.598cm" svg:height="1cm" svg:x="17.5cm" svg:y="8cm" presentation:class="outline" presentation:user-transformed="true">
          <draw:text-box>
            <text:list text:style-name="L2">
              <text:list-header>
                <text:p xml:id="id8" text:id="id8" text:style-name="P5">Choveu hoje.</text:p>
              </text:list-header>
            </text:list>
          </draw:text-box>
        </draw:frame>
        <draw:frame draw:style-name="gr2" draw:text-style-name="P6" draw:layer="layout" svg:width="19cm" svg:height="2cm" svg:x="4.2cm" svg:y="4.5cm">
          <draw:text-box>
            <text:p xml:id="id5" text:id="id5" text:style-name="P5"><text:span text:style-name="T2">Chama-se proposição toda oração </text:span><text:span text:style-name="T3">declarativa</text:span><text:span text:style-name="T2"> que pode ser classificada em verdadeira ou em falsa.</text:span></text:p>
          </draw:text-box>
        </draw:frame>
        <draw:frame draw:style-name="gr3" draw:text-style-name="P8" draw:layer="layout" svg:width="23cm" svg:height="3.095cm" svg:x="3cm" svg:y="10.5cm">
          <draw:text-box>
            <text:p xml:id="id9" text:id="id9" text:style-name="P5"><text:span text:style-name="T4">Não são proposição:</text:span></text:p>
            <text:list text:style-name="L1">
              <text:list-item>
                <text:p xml:id="id10" text:id="id10" text:style-name="P7"><text:span text:style-name="T4">Perguntas.</text:span></text:p>
              </text:list-item>
              <text:list-item>
                <text:p xml:id="id11" text:id="id11" text:style-name="P7"><text:span text:style-name="T4">Operações matemáticas.</text:span></text:p>
              </text:list-item>
              <text:list-item>
                <text:p xml:id="id12" text:id="id12" text:style-name="P7"><text:span text:style-name="T4">Frases com sujeito oculto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text-style-name="P9" draw:layer="layout" svg:width="11.1cm" svg:height="6.5cm" svg:x="1.5cm" svg:y="3.5cm" presentation:class="outline" presentation:user-transformed="true">
          <draw:text-box>
            <text:list text:style-name="L2">
              <text:list-header>
                <text:p xml:id="id13" text:id="id13" text:style-name="P9">São proposições</text:p>
              </text:list-header>
              <text:list-item>
                <text:p xml:id="id14" text:id="id14" text:style-name="P7">João foi a praia</text:p>
              </text:list-item>
              <text:list-item>
                <text:p xml:id="id15" text:id="id15" text:style-name="P7">5&gt;0</text:p>
              </text:list-item>
              <text:list-item>
                <text:p xml:id="id16" text:id="id16" text:style-name="P7">9 != 3</text:p>
              </text:list-item>
              <text:list-item>
                <text:p xml:id="id17" text:id="id17" text:style-name="P7">3 | 11</text:p>
              </text:list-item>
            </text:list>
          </draw:text-box>
        </draw:frame>
        <draw:frame presentation:style-name="pr6" draw:text-style-name="P9" draw:layer="layout" svg:width="11.1cm" svg:height="6.499cm" svg:x="13.4cm" svg:y="3.501cm" presentation:class="outline" presentation:user-transformed="true">
          <draw:text-box>
            <text:list text:style-name="L2">
              <text:list-header>
                <text:p xml:id="id18" text:id="id18" text:style-name="P9">Não são proposições</text:p>
              </text:list-header>
              <text:list-item>
                <text:p xml:id="id19" text:id="id19" text:style-name="P7">João vai á praia?</text:p>
              </text:list-item>
              <text:list-item>
                <text:p xml:id="id20" text:id="id20" text:style-name="P7">5+3</text:p>
              </text:list-item>
              <text:list-item>
                <text:p xml:id="id21" text:id="id21" text:style-name="P10"><text:span text:style-name="T5">√</text:span>2 E <text:span text:style-name="T6">Ԛ?</text:span></text:p>
              </text:list-item>
              <text:list-item>
                <text:p xml:id="id22" text:id="id22" text:style-name="P7">¾ * 2</text:p>
                <text:p text:style-name="P7"/>
              </text:list-item>
            </text:list>
          </draw:text-box>
        </draw:frame>
        <draw:frame draw:style-name="gr4" draw:text-style-name="P12" draw:layer="layout" svg:width="25.5cm" svg:height="1.825cm" svg:x="1.5cm" svg:y="11.175cm">
          <draw:text-box>
            <text:p text:style-name="P11"><text:span text:style-name="T7">Existem dois tipos básicos de proposição:</text:span></text:p>
            <text:p text:style-name="P11"><text:span text:style-name="T7">Proposição </text:span><text:span text:style-name="T8">simples </text:span><text:span text:style-name="T9">e proposição </text:span><text:span text:style-name="T8">compost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1T0">
        <office:forms form:automatic-focus="false" form:apply-design-mode="false"/>
        <draw:frame presentation:style-name="pr1" draw:text-style-name="P14" draw:layer="layout" svg:width="25.199cm" svg:height="3.6cm" svg:x="1.4cm" svg:y="5.5cm" presentation:class="title" presentation:user-transformed="true">
          <draw:text-box>
            <text:p xml:id="id23" text:id="id23" text:style-name="P4"><text:span text:style-name="T10">Proposição simpl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9.599cm" svg:height="1cm" svg:x="1.401cm" svg:y="8.6cm" presentation:class="outline" presentation:user-transformed="true">
          <draw:text-box>
            <text:list text:style-name="L2">
              <text:list-header>
                <text:p xml:id="id24" text:id="id24" text:style-name="P5">João foi à praia</text:p>
              </text:list-header>
            </text:list>
          </draw:text-box>
        </draw:frame>
        <draw:frame presentation:style-name="pr4" draw:text-style-name="P1" draw:layer="layout" svg:width="3.498cm" svg:height="1cm" svg:x="11.502cm" svg:y="8.5cm" presentation:class="outline" presentation:user-transformed="true">
          <draw:text-box>
            <text:list text:style-name="L2">
              <text:list-header>
                <text:p xml:id="id25" text:id="id25" text:style-name="P5">5&gt;0</text:p>
              </text:list-header>
            </text:list>
          </draw:text-box>
        </draw:frame>
        <draw:frame presentation:style-name="pr4" draw:text-style-name="P1" draw:layer="layout" svg:width="7.598cm" svg:height="1cm" svg:x="17.5cm" svg:y="8.4cm" presentation:class="outline" presentation:user-transformed="true">
          <draw:text-box>
            <text:list text:style-name="L2">
              <text:list-header>
                <text:p xml:id="id26" text:id="id26" text:style-name="P5">Choveu hoje.</text:p>
              </text:list-header>
            </text:list>
          </draw:text-box>
        </draw:frame>
        <draw:frame draw:style-name="gr5" draw:text-style-name="P17" draw:layer="layout" svg:width="19cm" svg:height="2cm" svg:x="4.2cm" svg:y="4.5cm">
          <draw:text-box>
            <text:list text:style-name="L2">
              <text:list-header>
                <text:p text:style-name="P16"><text:span text:style-name="T2">São representadas de forma única, ou seja, apenas uma frase ou </text:span><text:span text:style-name="T2">sentença</text:span></text:p>
              </text:list-header>
            </text:list>
          </draw:text-box>
        </draw:frame>
        <draw:frame draw:style-name="gr4" draw:text-style-name="P19" draw:layer="layout" svg:width="24.5cm" svg:height="1.825cm" svg:x="2cm" svg:y="11.327cm">
          <draw:text-box>
            <text:p xml:id="id27" text:id="id27" text:style-name="P18"><text:span text:style-name="T7">As proposições simples são verdadeiras ou falsas apenas, ou seja, nenhuma operação lógica é necessária para obter o valor da mesma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02s" smil:fill="hold" anim:sub-item="text" smil:attributeName="visibility" smil:to="visible"/>
                  <anim:transitionFilter smil:dur="0.51s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1T0">
        <office:forms form:automatic-focus="false" form:apply-design-mode="false"/>
        <draw:frame presentation:style-name="pr1" draw:text-style-name="P14" draw:layer="layout" svg:width="25.199cm" svg:height="3.6cm" svg:x="1.4cm" svg:y="5.5cm" presentation:class="title" presentation:user-transformed="true">
          <draw:text-box>
            <text:p xml:id="id28" text:id="id28" text:style-name="P4"><text:span text:style-name="T10">Proposição composta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13.5cm" svg:height="1cm" svg:x="1.6cm" svg:y="6.2cm" presentation:class="outline" presentation:user-transformed="true">
          <draw:text-box>
            <text:list text:style-name="L2">
              <text:list-item>
                <text:p xml:id="id29" text:id="id29" text:style-name="P5">João foi à praia E Carina trabalhou</text:p>
              </text:list-item>
            </text:list>
          </draw:text-box>
        </draw:frame>
        <draw:frame presentation:style-name="pr4" draw:text-style-name="P1" draw:layer="layout" svg:width="7.3cm" svg:height="1cm" svg:x="16.7cm" svg:y="6.1cm" presentation:class="outline" presentation:user-transformed="true">
          <draw:text-box>
            <text:list text:style-name="L2">
              <text:list-item>
                <text:p xml:id="id30" text:id="id30" text:style-name="P5">5&gt;0 ^ 5 é primo</text:p>
              </text:list-item>
            </text:list>
          </draw:text-box>
        </draw:frame>
        <draw:frame draw:style-name="gr6" draw:text-style-name="P17" draw:layer="layout" svg:width="19cm" svg:height="2cm" svg:x="4.2cm" svg:y="3.6cm">
          <draw:text-box>
            <text:list text:style-name="L2">
              <text:list-header>
                <text:p text:style-name="P20"><text:span text:style-name="T2">Representada por 2 ou mais sentenças ligadas por um conectivo lógico.</text:span></text:p>
              </text:list-header>
            </text:list>
          </draw:text-box>
        </draw:frame>
        <draw:frame draw:style-name="gr7" draw:text-style-name="P6" draw:layer="layout" svg:width="23cm" svg:height="4.973cm" svg:x="2.5cm" svg:y="8.86cm">
          <draw:text-box>
            <text:p xml:id="id31" text:id="id31" text:style-name="P21"><text:span text:style-name="T2">Sendo as proposições compostas um “sistema” ou “conjunto” de varias sentenças, para definir o valor lógico da proposição é necessário o uso da tabela verdade.</text:span></text:p>
            <text:p xml:id="id32" text:id="id32" text:style-name="P21"><text:span text:style-name="T2"/></text:p>
            <text:p text:style-name="P18"><text:span text:style-name="T2">PS: Por não ser objetivo deste, não falaremos a respeito da tabela verdad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02s" smil:fill="hold" anim:sub-item="text" smil:attributeName="visibility" smil:to="visible"/>
                  <anim:transitionFilter smil:dur="0.51s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1T0">
        <office:forms form:automatic-focus="false" form:apply-design-mode="false"/>
        <draw:frame presentation:style-name="pr1" draw:text-style-name="P14" draw:layer="layout" svg:width="25.199cm" svg:height="3.6cm" svg:x="1.4cm" svg:y="5.5cm" presentation:class="title" presentation:user-transformed="true">
          <draw:text-box>
            <text:p xml:id="id33" text:id="id33" text:style-name="P4"><text:span text:style-name="T10">Conectivos lógico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checkerBoardWipe" smil:subtype="across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8" draw:text-style-name="P17" draw:layer="layout" svg:width="19cm" svg:height="2.612cm" svg:x="4.2cm" svg:y="3.4cm">
          <draw:text-box>
            <text:list text:style-name="L2">
              <text:list-header>
                <text:p xml:id="id34" text:id="id34" text:style-name="P22"><text:span text:style-name="T2">Os Conectivos tem a função de relacionar duas proposições afim de indicar, através da tabela verdade o valor lógico da proposição.</text:span></text:p>
              </text:list-header>
            </text:list>
          </draw:text-box>
        </draw:frame>
        <draw:frame draw:style-name="gr4" draw:text-style-name="P24" draw:layer="layout" svg:width="23.5cm" svg:height="5.939cm" svg:x="2.5cm" svg:y="6.5cm">
          <draw:text-box>
            <text:list text:style-name="L1">
              <text:list-item>
                <text:p text:style-name="P23"><text:span text:style-name="T11">Conectivo </text:span><text:span text:style-name="T6">Ʌ</text:span> (E):</text:p>
              </text:list-item>
              <text:list-item>
                <text:p text:style-name="P23"><text:span text:style-name="T12">Determina a proposição como verdadeira caso todas as sentenças sejam verdadeiras</text:span><text:span text:style-name="T4">.</text:span></text:p>
              </text:list-item>
              <text:list-item>
                <text:p text:style-name="P23"><text:span text:style-name="T11">ex: 5&gt;0 </text:span><text:span text:style-name="T6">Ʌ</text:span> 5 E N.</text:p>
                <text:p text:style-name="P23"/>
              </text:list-item>
              <text:list-item>
                <text:p text:style-name="P23">Conectivo V (OU):</text:p>
                <text:p text:style-name="P23">Apenas uma das partes precisa ser verdadeira.</text:p>
                <text:p text:style-name="P23">Ex: N = 0 V N &gt; 0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02s" smil:fill="hold" anim:sub-item="text" smil:attributeName="visibility" smil:to="visible"/>
                  <anim:transitionFilter smil:dur="0.51s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1T0">
        <office:forms form:automatic-focus="false" form:apply-design-mode="false"/>
        <draw:frame presentation:style-name="pr1" draw:text-style-name="P14" draw:layer="layout" svg:width="25.199cm" svg:height="3.6cm" svg:x="1.4cm" svg:y="5.5cm" presentation:class="title" presentation:user-transformed="true">
          <draw:text-box>
            <text:p xml:id="id35" text:id="id35" text:style-name="P4"><text:span text:style-name="T10">Condicionai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checkerBoardWipe" smil:subtype="across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6" draw:text-style-name="P5" draw:layer="layout" svg:width="25.199cm" svg:height="7.7cm" svg:x="1.4cm" svg:y="2.8cm" presentation:class="outline" presentation:user-transformed="true">
          <draw:text-box>
            <text:list text:style-name="L2">
              <text:list-item>
                <text:p xml:id="id36" text:id="id36" text:style-name="P5">Condicional <text:span text:style-name="T13">→ (SE):</text:span></text:p>
                <text:p xml:id="id37" text:id="id37" text:style-name="P25"><text:span text:style-name="T14">Indica uma relação de consequência entre uma proposição </text:span><text:span text:style-name="T14">qualquer q e p. Sendo assim, p</text:span><text:span text:style-name="T13">→q lê-se “se p, então q”, o </text:span><text:span text:style-name="T13">valor é verdadeiro para todo caso, exceto quanto p(v) e q(f).</text:span></text:p>
              </text:list-item>
              <text:list-item>
                <text:p xml:id="id38" text:id="id38" text:style-name="P25"><text:span text:style-name="T14">5 &gt; 0 </text:span><text:span text:style-name="T13">→ 5 é positivo (V).</text:span></text:p>
              </text:list-item>
              <text:list-item>
                <text:p xml:id="id39" text:id="id39" text:style-name="P25"><text:span text:style-name="T14">5 &gt; 0 </text:span><text:span text:style-name="T13">→ 5 é negativo (F).</text:span></text:p>
              </text:list-item>
              <text:list-item>
                <text:p xml:id="id40" text:id="id40" text:style-name="P25"><text:span text:style-name="T14">5 <text:s/>&lt; 0 </text:span><text:span text:style-name="T13">→ 5 é positivo (V).</text:span></text:p>
              </text:list-item>
            </text:list>
          </draw:text-box>
        </draw:frame>
        <draw:frame presentation:style-name="pr8" draw:text-style-name="P26" draw:layer="layout" svg:width="25.199cm" svg:height="4.5cm" svg:x="1.5cm" svg:y="11.25cm" presentation:class="outline" presentation:user-transformed="true">
          <draw:text-box>
            <text:list text:style-name="L2">
              <text:list-header>
                <text:p xml:id="id41" text:id="id41" text:style-name="P26"><text:span text:style-name="T15">PS: Perceba que a condicional (</text:span><text:span text:style-name="T16">→) implica uma proposição em </text:span><text:span text:style-name="T16">si, portanto, a mesma não possui o mesmo objetivo, direto, </text:span><text:span text:style-name="T16">que a condicional se/if em programação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irisWipe" smil:subtype="rectangle" smil:direction="revers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7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 presentation:presentation-page-layout-name="AL1T0">
        <office:forms form:automatic-focus="false" form:apply-design-mode="false"/>
        <draw:frame presentation:style-name="pr9" draw:text-style-name="P29" draw:layer="layout" svg:width="26.599cm" svg:height="8.681cm" svg:x="0.201cm" svg:y="3.2cm" presentation:class="title" presentation:user-transformed="true">
          <draw:text-box>
            <text:list text:style-name="L2">
              <text:list-header>
                <text:p xml:id="id43" text:id="id43" text:style-name="P28"><text:span text:style-name="T17">O condicional p → q é falso somente quando p é verdadeira e q é falsa; caso contrário, p → q é verdadeiro.</text:span></text:p>
              </text:list-header>
            </text:list>
          </draw:text-box>
        </draw:frame>
        <draw:frame presentation:style-name="pr10" draw:text-style-name="P31" draw:layer="layout" svg:width="26.599cm" svg:height="8.681cm" svg:x="0.001cm" svg:y="-1.681cm" presentation:class="title" presentation:user-transformed="true">
          <draw:text-box>
            <text:list text:style-name="L2">
              <text:list-header>
                <text:p xml:id="id42" text:id="id42" text:style-name="P30"><text:span text:style-name="T17">formalidad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6" draw:text-style-name="P5" draw:layer="layout" svg:width="25.199cm" svg:height="6cm" svg:x="1.4cm" svg:y="3cm" presentation:class="outline" presentation:user-transformed="true">
          <draw:text-box>
            <text:list text:style-name="L2">
              <text:list-item>
                <text:p xml:id="id44" text:id="id44" text:style-name="P5">Condicional <text:span text:style-name="T6">↔</text:span><text:span text:style-name="T13"> (SE, </text:span><text:span text:style-name="T13">SOMENTE SE):</text:span></text:p>
                <text:p xml:id="id45" text:id="id45" text:style-name="P25"><text:span text:style-name="T14">Indica uma relação </text:span><text:span text:style-name="T14">de dependência entre </text:span><text:span text:style-name="T14">uma proposição </text:span><text:span text:style-name="T14">qualquer q e p. </text:span><text:span text:style-name="T14">Sendo assim, p</text:span><text:span text:style-name="T14">↔</text:span><text:span text:style-name="T13">q lê-</text:span><text:span text:style-name="T13">se “se p, somente se, </text:span><text:span text:style-name="T13">q”, o valor é </text:span><text:span text:style-name="T13">verdadeiro apenas </text:span><text:span text:style-name="T13">para os casos onde </text:span><text:span text:style-name="T13">ambas tem o mesmo </text:span><text:span text:style-name="T13">valor lógico.</text:span></text:p>
                <text:p text:style-name="P32"><text:span text:style-name="T13"/></text:p>
              </text:list-item>
            </text:list>
          </draw:text-box>
        </draw:frame>
        <draw:frame presentation:style-name="pr11" draw:text-style-name="P25" draw:layer="layout" svg:width="25.199cm" svg:height="6cm" svg:x="1.4cm" svg:y="8.8cm" presentation:class="outline" presentation:user-transformed="true">
          <draw:text-box>
            <text:list text:style-name="L2">
              <text:list-item>
                <text:p xml:id="id46" text:id="id46" text:style-name="P25"><text:span text:style-name="T14">5 é positivo </text:span><text:span text:style-name="T13">↔ 5 &gt; 0 (V)</text:span></text:p>
              </text:list-item>
              <text:list-item>
                <text:p xml:id="id47" text:id="id47" text:style-name="P25"><text:span text:style-name="T14">5 é negativo </text:span><text:span text:style-name="T13">↔ -5 &gt; 0 (V)</text:span></text:p>
              </text:list-item>
              <text:list-item>
                <text:p xml:id="id48" text:id="id48" text:style-name="P25"><text:span text:style-name="T14">5 é positivo </text:span><text:span text:style-name="T13">↔ 5 &lt; 0 (F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7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 presentation:presentation-page-layout-name="AL1T0">
        <office:forms form:automatic-focus="false" form:apply-design-mode="false"/>
        <draw:frame presentation:style-name="pr12" draw:text-style-name="P29" draw:layer="layout" svg:width="26.599cm" svg:height="8.681cm" svg:x="0.201cm" svg:y="3.1cm" presentation:class="title" presentation:user-transformed="true">
          <draw:text-box>
            <text:list text:style-name="L2">
              <text:list-header>
                <text:p xml:id="id50" text:id="id50" text:style-name="P28"><text:span text:style-name="T17">O condicional ↔ é verdadeiro somente quando p e q são ambas verdadeiras ou falsas; caso contrário, o condicional ↔ é falso.</text:span></text:p>
              </text:list-header>
            </text:list>
          </draw:text-box>
        </draw:frame>
        <draw:frame presentation:style-name="pr13" draw:text-style-name="P31" draw:layer="layout" svg:width="26.599cm" svg:height="8.681cm" svg:x="0.001cm" svg:y="-1.681cm" presentation:class="title" presentation:user-transformed="true">
          <draw:text-box>
            <text:list text:style-name="L2">
              <text:list-header>
                <text:p xml:id="id49" text:id="id49" text:style-name="P30"><text:span text:style-name="T17">formalidad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  <anim:iterate smil:begin="0s" smil:fill="hold" presentation:preset-property="Direction" presentation:node-type="with-previous" presentation:preset-class="entrance" presentation:preset-id="ooo-entrance-venetian-blinds" presentation:preset-sub-type="vertical" smil:targetElement="id50" anim:sub-item="text" anim:iterate-type="by-word" anim:iterate-interval="PT00H00M00.05S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iterate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>
        <office:forms form:automatic-focus="false" form:apply-design-mode="false"/>
        <draw:frame presentation:style-name="pr14" draw:text-style-name="P33" draw:layer="layout" svg:width="19.999cm" svg:height="3.473cm" svg:x="3.7cm" svg:y="5.527cm" presentation:class="title" presentation:user-transformed="true">
          <draw:text-box>
            <text:p text:style-name="P5"><text:span text:style-name="T18">O objetivo deste é apenas introduzir os conceitos básico de lógica, para estudos aprofundados vide o livro </text:span><text:span text:style-name="T19">fundamentos da matemática elementar(vol I).</text:span><text:span text:style-name="T19"><text:line-break/></text:span><text:span text:style-name="T19">autor: Gelson Iezzi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>
        <office:forms form:automatic-focus="false" form:apply-design-mode="false"/>
        <draw:frame presentation:style-name="pr14" draw:text-style-name="P33" draw:layer="layout" svg:width="19.999cm" svg:height="2.63cm" svg:x="6.6cm" svg:y="6.6cm" presentation:class="title" presentation:user-transformed="true">
          <draw:text-box>
            <text:p text:style-name="P5"><text:span text:style-name="T18">This work is licensed under a Creative Commons Attribution-ShareAlike 3.0 Unported License.</text:span><text:span text:style-name="T18"><text:line-break/></text:span><text:span text:style-name="T18">It makes use of the works of Mateus Machado Lun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  <style:font-face style:name="Verdana1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Arial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6T20:48:38.382725066</meta:creation-date>
    <meta:editing-duration>PT1H15M15S</meta:editing-duration>
    <meta:editing-cycles>5</meta:editing-cycles>
    <meta:generator>LibreOffice/7.3.2.2$Linux_X86_64 LibreOffice_project/49f2b1bff42cfccbd8f788c8dc32c1c309559be0</meta:generator>
    <dc:title>Blueprint Plans</dc:title>
    <dc:date>2022-04-08T21:01:23.127325761</dc:date>
    <meta:document-statistic meta:object-count="124"/>
  </office:meta>
</office:document-meta>
</file>